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SortComp" table:style-name="ta1">
        <table:shapes>
          <draw:frame draw:z-index="0" draw:style-name="gr1" draw:text-style-name="P1" svg:width="159.99mm" svg:height="89.99mm" svg:x="203.03mm" svg:y="1mm">
            <draw:object draw:notify-on-update-of-ranges="mSortComp.A1:mSortComp.A1 mSortComp.B1:mSortComp.L1 mSortComp.A2:mSortComp.A2 mSortComp.B2:mSortComp.L2 mSortComp.A3:mSortComp.A3 mSortComp.B3:mSortComp.L3 mSortComp.A4:mSortComp.A4 mSortComp.B4:mSortComp.L4 mSortComp.A5:mSortComp.A5 mSortComp.B5:mSortComp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528.77123795494" calcext:value-type="float">
            <text:p>1528.77123795494</text:p>
          </table:table-cell>
          <table:table-cell office:value-type="float" office:value="4482.89214233104" calcext:value-type="float">
            <text:p>4482.89214233104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1931.5685693242" calcext:value-type="float">
            <text:p>21931.5685693242</text:p>
          </table:table-cell>
          <table:table-cell office:value-type="float" office:value="61438.5618977473" calcext:value-type="float">
            <text:p>61438.5618977473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285754.247590989" calcext:value-type="float">
            <text:p>285754.247590989</text:p>
          </table:table-cell>
          <table:table-cell office:value-type="float" office:value="780482.023721841" calcext:value-type="float">
            <text:p>780482.023721841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3521928.09488736" calcext:value-type="float">
            <text:p>3521928.09488736</text:p>
          </table:table-cell>
        </table:table-row>
        <table:table-row table:style-name="ro1">
          <table:table-cell office:value-type="string" calcext:value-type="string">
            <text:p>Randomly-Ordered Comparisons</text:p>
          </table:table-cell>
          <table:table-cell office:value-type="float" office:value="672" calcext:value-type="float">
            <text:p>672</text:p>
          </table:table-cell>
          <table:table-cell office:value-type="float" office:value="1544" calcext:value-type="float">
            <text:p>1544</text:p>
          </table:table-cell>
          <table:table-cell office:value-type="float" office:value="4488" calcext:value-type="float">
            <text:p>4488</text:p>
          </table:table-cell>
          <table:table-cell office:value-type="float" office:value="9976" calcext:value-type="float">
            <text:p>9976</text:p>
          </table:table-cell>
          <table:table-cell office:value-type="float" office:value="21952" calcext:value-type="float">
            <text:p>21952</text:p>
          </table:table-cell>
          <table:table-cell office:value-type="float" office:value="61808" calcext:value-type="float">
            <text:p>61808</text:p>
          </table:table-cell>
          <table:table-cell office:value-type="float" office:value="133616" calcext:value-type="float">
            <text:p>133616</text:p>
          </table:table-cell>
          <table:table-cell office:value-type="float" office:value="287232" calcext:value-type="float">
            <text:p>287232</text:p>
          </table:table-cell>
          <table:table-cell office:value-type="float" office:value="784464" calcext:value-type="float">
            <text:p>784464</text:p>
          </table:table-cell>
          <table:table-cell office:value-type="float" office:value="1668928" calcext:value-type="float">
            <text:p>1668928</text:p>
          </table:table-cell>
          <table:table-cell office:value-type="float" office:value="3537856" calcext:value-type="float">
            <text:p>3537856</text:p>
          </table:table-cell>
        </table:table-row>
        <table:table-row table:style-name="ro1">
          <table:table-cell office:value-type="string" calcext:value-type="string">
            <text:p>Increasing-Order Comparisons</text:p>
          </table:table-cell>
          <table:table-cell office:value-type="float" office:value="672" calcext:value-type="float">
            <text:p>672</text:p>
          </table:table-cell>
          <table:table-cell office:value-type="float" office:value="1544" calcext:value-type="float">
            <text:p>1544</text:p>
          </table:table-cell>
          <table:table-cell office:value-type="float" office:value="4488" calcext:value-type="float">
            <text:p>4488</text:p>
          </table:table-cell>
          <table:table-cell office:value-type="float" office:value="9976" calcext:value-type="float">
            <text:p>9976</text:p>
          </table:table-cell>
          <table:table-cell office:value-type="float" office:value="21952" calcext:value-type="float">
            <text:p>21952</text:p>
          </table:table-cell>
          <table:table-cell office:value-type="float" office:value="61808" calcext:value-type="float">
            <text:p>61808</text:p>
          </table:table-cell>
          <table:table-cell office:value-type="float" office:value="133616" calcext:value-type="float">
            <text:p>133616</text:p>
          </table:table-cell>
          <table:table-cell office:value-type="float" office:value="287232" calcext:value-type="float">
            <text:p>287232</text:p>
          </table:table-cell>
          <table:table-cell office:value-type="float" office:value="784464" calcext:value-type="float">
            <text:p>784464</text:p>
          </table:table-cell>
          <table:table-cell office:value-type="float" office:value="1668928" calcext:value-type="float">
            <text:p>1668928</text:p>
          </table:table-cell>
          <table:table-cell office:value-type="float" office:value="3537856" calcext:value-type="float">
            <text:p>3537856</text:p>
          </table:table-cell>
        </table:table-row>
        <table:table-row table:style-name="ro1">
          <table:table-cell office:value-type="string" calcext:value-type="string">
            <text:p>Decreasing-Order Comparisons</text:p>
          </table:table-cell>
          <table:table-cell office:value-type="float" office:value="672" calcext:value-type="float">
            <text:p>672</text:p>
          </table:table-cell>
          <table:table-cell office:value-type="float" office:value="1544" calcext:value-type="float">
            <text:p>1544</text:p>
          </table:table-cell>
          <table:table-cell office:value-type="float" office:value="4488" calcext:value-type="float">
            <text:p>4488</text:p>
          </table:table-cell>
          <table:table-cell office:value-type="float" office:value="9976" calcext:value-type="float">
            <text:p>9976</text:p>
          </table:table-cell>
          <table:table-cell office:value-type="float" office:value="21952" calcext:value-type="float">
            <text:p>21952</text:p>
          </table:table-cell>
          <table:table-cell office:value-type="float" office:value="61808" calcext:value-type="float">
            <text:p>61808</text:p>
          </table:table-cell>
          <table:table-cell office:value-type="float" office:value="133616" calcext:value-type="float">
            <text:p>133616</text:p>
          </table:table-cell>
          <table:table-cell office:value-type="float" office:value="287232" calcext:value-type="float">
            <text:p>287232</text:p>
          </table:table-cell>
          <table:table-cell office:value-type="float" office:value="784464" calcext:value-type="float">
            <text:p>784464</text:p>
          </table:table-cell>
          <table:table-cell office:value-type="float" office:value="1668928" calcext:value-type="float">
            <text:p>1668928</text:p>
          </table:table-cell>
          <table:table-cell office:value-type="float" office:value="3537856" calcext:value-type="float">
            <text:p>3537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1:13:32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14:02.378000000</dc:date>
    <meta:editing-duration>PT2M4S</meta:editing-duration>
    <meta:editing-cycles>5</meta:editing-cycles>
    <meta:generator>LibreOffice/6.1.4.2$Windows_X86_64 LibreOffice_project/9d0f32d1f0b509096fd65e0d4bec26ddd1938fd3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255cm" style:legend-expansion="high" chart:style-name="ch2"/>
        <chart:plot-area chart:style-name="ch3" table:cell-range-address="mSortComp.A1:mSortComp.L5" chart:data-source-has-labels="both" svg:x="0.32cm" svg:y="0.18cm" svg:width="9.227cm" svg:height="8.64cm">
          <chartooo:coordinate-region svg:x="1.867cm" svg:y="0.18cm" svg:width="7.54cm" svg:height="7.125cm"/>
          <chart:axis chart:dimension="x" chart:name="primary-x" chart:style-name="ch4" chartooo:axis-type="auto">
            <chartooo:date-scale/>
            <chart:categories table:cell-range-address="mSortComp.B1:mSortComp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SortComp.B2:mSortComp.L2" chart:label-cell-address="mSortComp.A2:mSortComp.A2" chart:class="chart:line">
            <chart:data-point chart:repeated="11"/>
          </chart:series>
          <chart:series chart:style-name="ch7" chart:values-cell-range-address="mSortComp.B3:mSortComp.L3" chart:label-cell-address="mSortComp.A3:mSortComp.A3" chart:class="chart:line">
            <chart:data-point chart:repeated="11"/>
          </chart:series>
          <chart:series chart:style-name="ch8" chart:values-cell-range-address="mSortComp.B4:mSortComp.L4" chart:label-cell-address="mSortComp.A4:mSortComp.A4" chart:class="chart:line">
            <chart:data-point chart:repeated="11"/>
          </chart:series>
          <chart:series chart:style-name="ch9" chart:values-cell-range-address="mSortComp.B5:mSortComp.L5" chart:label-cell-address="mSortComp.A5:mSortComp.A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mSortComp.B1:mSortComp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N*lgN</text:p>
                <draw:g>
                  <svg:desc>mSortComp.A2:mSortComp.A2</svg:desc>
                </draw:g>
              </table:table-cell>
              <table:table-cell office:value-type="float" office:value="664.385618977473">
                <text:p>664.385618977473</text:p>
                <draw:g>
                  <svg:desc>mSortComp.B2:mSortComp.L2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</table:table-row>
            <table:table-row>
              <table:table-cell office:value-type="string">
                <text:p>Randomly-Ordered Comparisons</text:p>
                <draw:g>
                  <svg:desc>mSortComp.A3:mSortComp.A3</svg:desc>
                </draw:g>
              </table:table-cell>
              <table:table-cell office:value-type="float" office:value="672">
                <text:p>672</text:p>
                <draw:g>
                  <svg:desc>mSortComp.B3:mSortComp.L3</svg:desc>
                </draw:g>
              </table:table-cell>
              <table:table-cell office:value-type="float" office:value="1544">
                <text:p>1544</text:p>
              </table:table-cell>
              <table:table-cell office:value-type="float" office:value="4488">
                <text:p>4488</text:p>
              </table:table-cell>
              <table:table-cell office:value-type="float" office:value="9976">
                <text:p>9976</text:p>
              </table:table-cell>
              <table:table-cell office:value-type="float" office:value="21952">
                <text:p>21952</text:p>
              </table:table-cell>
              <table:table-cell office:value-type="float" office:value="61808">
                <text:p>61808</text:p>
              </table:table-cell>
              <table:table-cell office:value-type="float" office:value="133616">
                <text:p>133616</text:p>
              </table:table-cell>
              <table:table-cell office:value-type="float" office:value="287232">
                <text:p>287232</text:p>
              </table:table-cell>
              <table:table-cell office:value-type="float" office:value="784464">
                <text:p>784464</text:p>
              </table:table-cell>
              <table:table-cell office:value-type="float" office:value="1668928">
                <text:p>1668928</text:p>
              </table:table-cell>
              <table:table-cell office:value-type="float" office:value="3537856">
                <text:p>3537856</text:p>
              </table:table-cell>
            </table:table-row>
            <table:table-row>
              <table:table-cell office:value-type="string">
                <text:p>Increasing-Order Comparisons</text:p>
                <draw:g>
                  <svg:desc>mSortComp.A4:mSortComp.A4</svg:desc>
                </draw:g>
              </table:table-cell>
              <table:table-cell office:value-type="float" office:value="672">
                <text:p>672</text:p>
                <draw:g>
                  <svg:desc>mSortComp.B4:mSortComp.L4</svg:desc>
                </draw:g>
              </table:table-cell>
              <table:table-cell office:value-type="float" office:value="1544">
                <text:p>1544</text:p>
              </table:table-cell>
              <table:table-cell office:value-type="float" office:value="4488">
                <text:p>4488</text:p>
              </table:table-cell>
              <table:table-cell office:value-type="float" office:value="9976">
                <text:p>9976</text:p>
              </table:table-cell>
              <table:table-cell office:value-type="float" office:value="21952">
                <text:p>21952</text:p>
              </table:table-cell>
              <table:table-cell office:value-type="float" office:value="61808">
                <text:p>61808</text:p>
              </table:table-cell>
              <table:table-cell office:value-type="float" office:value="133616">
                <text:p>133616</text:p>
              </table:table-cell>
              <table:table-cell office:value-type="float" office:value="287232">
                <text:p>287232</text:p>
              </table:table-cell>
              <table:table-cell office:value-type="float" office:value="784464">
                <text:p>784464</text:p>
              </table:table-cell>
              <table:table-cell office:value-type="float" office:value="1668928">
                <text:p>1668928</text:p>
              </table:table-cell>
              <table:table-cell office:value-type="float" office:value="3537856">
                <text:p>3537856</text:p>
              </table:table-cell>
            </table:table-row>
            <table:table-row>
              <table:table-cell office:value-type="string">
                <text:p>Decreasing-Order Comparisons</text:p>
                <draw:g>
                  <svg:desc>mSortComp.A5:mSortComp.A5</svg:desc>
                </draw:g>
              </table:table-cell>
              <table:table-cell office:value-type="float" office:value="672">
                <text:p>672</text:p>
                <draw:g>
                  <svg:desc>mSortComp.B5:mSortComp.L5</svg:desc>
                </draw:g>
              </table:table-cell>
              <table:table-cell office:value-type="float" office:value="1544">
                <text:p>1544</text:p>
              </table:table-cell>
              <table:table-cell office:value-type="float" office:value="4488">
                <text:p>4488</text:p>
              </table:table-cell>
              <table:table-cell office:value-type="float" office:value="9976">
                <text:p>9976</text:p>
              </table:table-cell>
              <table:table-cell office:value-type="float" office:value="21952">
                <text:p>21952</text:p>
              </table:table-cell>
              <table:table-cell office:value-type="float" office:value="61808">
                <text:p>61808</text:p>
              </table:table-cell>
              <table:table-cell office:value-type="float" office:value="133616">
                <text:p>133616</text:p>
              </table:table-cell>
              <table:table-cell office:value-type="float" office:value="287232">
                <text:p>287232</text:p>
              </table:table-cell>
              <table:table-cell office:value-type="float" office:value="784464">
                <text:p>784464</text:p>
              </table:table-cell>
              <table:table-cell office:value-type="float" office:value="1668928">
                <text:p>1668928</text:p>
              </table:table-cell>
              <table:table-cell office:value-type="float" office:value="3537856">
                <text:p>3537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